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Standard" style:master-page-name="">
      <style:paragraph-properties fo:line-height="150%" style:page-number="auto" style:writing-mode="page"/>
      <style:text-properties style:font-name="Arial" fo:font-size="15pt" style:font-size-asian="15pt" style:font-size-complex="15pt"/>
    </style:style>
    <style:style style:name="P4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</style:style>
    <style:style style:name="P5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5pt" style:font-size-asian="15pt" style:font-size-complex="15pt"/>
    </style:style>
    <style:style style:name="P6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>
        <style:tab-stops>
          <style:tab-stop style:position="1.282cm"/>
        </style:tab-stops>
      </style:paragraph-properties>
      <style:text-properties style:font-name="Arial" fo:font-size="15pt" style:font-size-asian="15pt" style:font-size-complex="15pt"/>
    </style:style>
    <style:style style:name="P7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>
        <style:tab-stops>
          <style:tab-stop style:position="7.544cm"/>
        </style:tab-stops>
      </style:paragraph-properties>
      <style:text-properties style:font-name="Arial" fo:font-size="15pt" style:font-size-asian="15pt" style:font-size-complex="15pt"/>
    </style:style>
    <style:style style:name="P8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>
        <style:tab-stops>
          <style:tab-stop style:position="1.118cm"/>
        </style:tab-stops>
      </style:paragraph-properties>
      <style:text-properties style:font-name="Arial" fo:font-size="15pt" style:font-size-asian="15pt" style:font-size-complex="15pt"/>
    </style:style>
    <style:style style:name="P9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>
        <style:tab-stops>
          <style:tab-stop style:position="6.071cm"/>
        </style:tab-stops>
      </style:paragraph-properties>
      <style:text-properties style:font-name="Arial" fo:font-size="15pt" style:font-size-asian="15pt" style:font-size-complex="15pt"/>
    </style:style>
    <style:style style:name="P10" style:family="paragraph" style:parent-style-name="Standard" style:list-style-name="" style:master-page-name="PageStyle0">
      <style:paragraph-properties fo:line-height="150%" style:page-number="auto" style:writing-mode="page"/>
      <style:text-properties style:font-name="Arial" fo:font-size="15pt" style:font-size-asian="15pt" style:font-size-complex="15pt"/>
    </style:style>
    <style:style style:name="P11" style:family="paragraph" style:parent-style-name="Standard" style:master-page-name="">
      <style:paragraph-properties fo:line-height="150%" style:page-number="auto" style:writing-mode="page"/>
      <style:text-properties style:font-name="Arial" fo:font-size="15pt" style:font-size-asian="15pt" style:font-size-complex="15pt"/>
    </style:style>
    <style:style style:name="P12" style:family="paragraph" style:parent-style-name="Standard" style:master-page-name="">
      <style:paragraph-properties fo:line-height="150%" style:page-number="auto" style:writing-mode="page"/>
      <style:text-properties style:font-name="Arial" fo:font-size="15pt" officeooo:paragraph-rsid="001cbe89" style:font-size-asian="15pt" style:font-size-complex="15pt"/>
    </style:style>
    <style:style style:name="P13" style:family="paragraph" style:parent-style-name="Standard" style:list-style-name="" style:master-page-name="">
      <style:paragraph-properties fo:line-height="150%" style:page-number="auto" style:writing-mode="page"/>
      <style:text-properties style:font-name="Arial" fo:font-size="15pt" style:font-size-asian="15pt" style:font-size-complex="15pt"/>
    </style:style>
    <style:style style:name="P14" style:family="paragraph" style:parent-style-name="Standard">
      <style:paragraph-properties fo:line-height="150%" style:writing-mode="page"/>
      <style:text-properties style:font-name="Arial" fo:font-size="15pt" style:font-size-asian="15pt" style:font-size-complex="15pt"/>
    </style:style>
    <style:style style:name="P15" style:family="paragraph" style:parent-style-name="Standard">
      <style:paragraph-properties fo:line-height="150%" style:writing-mode="page"/>
      <style:text-properties style:font-name="Arial" fo:font-size="15pt" officeooo:paragraph-rsid="001cbe89" style:font-size-asian="15pt" style:font-size-complex="15pt"/>
    </style:style>
    <style:style style:name="P16" style:family="paragraph" style:parent-style-name="Standard" style:master-page-name="">
      <style:paragraph-properties fo:margin-left="0cm" fo:margin-right="0cm" fo:line-height="150%" fo:text-indent="0cm" style:auto-text-indent="false" style:page-number="auto" style:writing-mode="page">
        <style:tab-stops>
          <style:tab-stop style:position="2.432cm"/>
        </style:tab-stops>
      </style:paragraph-properties>
      <style:text-properties style:font-name="Arial" fo:font-size="15pt" style:font-size-asian="15pt" style:font-size-complex="15pt"/>
    </style:style>
    <style:style style:name="P17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5pt" style:font-size-asian="15pt" style:font-size-complex="15pt"/>
    </style:style>
    <style:style style:name="P18" style:family="paragraph" style:parent-style-name="Standard">
      <style:paragraph-properties fo:margin-left="0cm" fo:margin-right="0cm" fo:line-height="150%" fo:text-indent="0.635cm" style:auto-text-indent="false" style:writing-mode="page"/>
      <style:text-properties style:font-name="Arial" fo:font-size="15pt" officeooo:paragraph-rsid="001cbe89" style:font-size-asian="15pt" style:font-size-complex="15pt"/>
    </style:style>
    <style:style style:name="P19" style:family="paragraph" style:parent-style-name="Standard">
      <style:paragraph-properties fo:margin-left="0cm" fo:margin-right="0cm" fo:line-height="150%" fo:text-indent="0.635cm" style:auto-text-indent="false" style:writing-mode="page"/>
      <style:text-properties officeooo:paragraph-rsid="001ed5f9"/>
    </style:style>
    <style:style style:name="P20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5pt" style:font-size-asian="15pt" style:font-size-complex="15pt"/>
    </style:style>
    <style:style style:name="P21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style:font-name="Arial" fo:font-size="15pt" officeooo:paragraph-rsid="001cbe89" style:font-size-asian="15pt" style:font-size-complex="15pt"/>
    </style:style>
    <style:style style:name="P22" style:family="paragraph" style:parent-style-name="Standard" style:master-page-name="">
      <style:paragraph-properties fo:margin-left="0cm" fo:margin-right="0cm" fo:line-height="150%" fo:text-indent="0.635cm" style:auto-text-indent="false" style:page-number="auto" style:writing-mode="page"/>
      <style:text-properties officeooo:paragraph-rsid="001ed5f9"/>
    </style:style>
    <style:style style:name="T1" style:family="text">
      <style:text-properties fo:color="#000000" style:text-position="-25% 58%" style:font-name="Arial" fo:font-size="15pt" style:font-size-asian="15pt" style:font-size-complex="15pt"/>
    </style:style>
    <style:style style:name="T2" style:family="text">
      <style:text-properties style:font-name="Arial" fo:font-size="15pt" style:font-size-asian="15pt" style:font-size-complex="15pt"/>
    </style:style>
    <style:style style:name="T3" style:family="text">
      <style:text-properties style:font-name="Arial" fo:font-size="15pt" officeooo:rsid="001cbe89" style:font-size-asian="15pt" style:font-size-complex="15pt"/>
    </style:style>
    <style:style style:name="T4" style:family="text">
      <style:text-properties style:font-name="Arial" fo:font-size="15pt" officeooo:rsid="001ed5f9" style:font-size-asian="15pt" style:font-size-complex="15pt"/>
    </style:style>
    <style:style style:name="T5" style:family="text">
      <style:text-properties officeooo:rsid="00175b35"/>
    </style:style>
    <style:style style:name="T6" style:family="text">
      <style:text-properties officeooo:rsid="00197d29"/>
    </style:style>
    <style:style style:name="T7" style:family="text">
      <style:text-properties officeooo:rsid="001cbe89"/>
    </style:style>
    <style:style style:name="T8" style:family="text">
      <style:text-properties officeooo:rsid="001e836e"/>
    </style:style>
    <style:style style:name="T9" style:family="text">
      <style:text-properties officeooo:rsid="001ed5f9"/>
    </style:style>
    <style:style style:name="Sect1" style:family="section">
      <style:section-properties fo:margin-left="2.54cm" fo:margin-right="2.54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0">
        <text:h text:style-name="P10" text:outline-level="2"><text:bookmark-start text:name="bookmark0"/>Povesť<text:bookmark-end text:name="bookmark0"/> <text:span text:style-name="T5">o </text:span><text:bookmark-start text:name="bookmark1"/>TUROVI.<text:bookmark-end text:name="bookmark1"/></text:h>
        <text:p text:style-name="P3">Rozpráva</text:p>
        <text:h text:style-name="P13" text:outline-level="3"><text:bookmark-start text:name="bookmark3"/>Marek Rozmarín.<text:bookmark-end text:name="bookmark3"/></text:h>
        <text:p text:style-name="P3"/>
        <text:p text:style-name="P5">Dávno to bolo, tak že to už ludia ani nepamä­tajú, bol raz jeden kniaho, ktorý mal jediného syna. Otec menoval sa Nito bánom, a jeho syn Turom, lebo v tých časoch, keď za <text:span text:style-name="T6">ľ</text:span>udí nehanbili sa bohovia sp<text:span text:style-name="T6">a</text:span>sy, ľudia ešte radi mali a radi nosili božské mená.</text:p>
        <text:p text:style-name="P5">Nito, alebo ako ho národ — iste pre jeho velikú otcovskú dobrotu — nazýval, Nianko bán, býval na peknom zá<text:span text:style-name="T6">m</text:span>ku, ktorý jeho drievny, tiež Nitom menovaný pradedo vystavil bol na vysokej, z v<text:span text:style-name="T6">ô</text:span>d strmo čumiacej skale, na nejžto predtým mo­hutná socha Svorboha stávala; d<text:span text:style-name="T6">ľ</text:span>a tohto, naším <text:span text:style-name="T6">ľ</text:span>udom v drievnej starobylosti vôbec Tatom abo Nitom zvaného belboha, i kopec jeho soche posvätný, nazý­vaný bol Nit-horou.</text:p>
        <text:p text:style-name="P5">Nito bán nebol bohatý, ako iní kniahovia, ale tým majúcejší bol jeho ľud; on nedržal na kadejaké panské zbytky a parády, ale tým viac dal na sväté príkazy bohov sp<text:span text:style-name="T6">a</text:span>sy, na zákon a knihu vedy, a naj­viac dal na prav<text:span text:style-name="T6">d</text:span>u, dobré mravy a šľachetnosť duše; a Nito bán nenútil tisíce svojich poddaných k usta­vičnému vojovaniu, lebo, ač bol statným bohat<text:span text:style-name="T6">ý</text:span>rom, predsa po válke a koristi nebažil; ale keď vlasti zahrozilo nebezpečie, on prvý stal si v šík, a na vy­tasenie krvavého meča celý národ državia uchopil sa zbrane a ochotne pospiechal pod víťazné zástavy Nito bána.</text:p>
        <text:p text:style-name="P5">Nito bán i svojho jediného syna Tura ve<text:span text:style-name="T6">ľ</text:span>mi jednoducho, ale múdre a dobre vychovával; vyučil ho čiaram písma, aby, ke<text:span text:style-name="T6">ď</text:span> raz bude kniahom, tiež rozumel k<text:span text:style-name="T6">ni</text:span>hám vedy a zákona; vyučil ho <text:soft-page-break/>umstvám toho času bežným; vyučil bohatýrskym zručnosťam a cnosťam, a čo hlavná vec, navykol ho ku skrom­nosti a pokore, ktoré vlastnosti mladému kniahovičovi Turovi všade rýchle naklonily <text:span text:style-name="T6">ľ</text:span>udské duše a srdcia.</text:p>
        <text:p text:style-name="P5">Jednoho dňa, pri príležitosti výročitej, na hrade Nit-hore odbývanej porady starešiny, boženíkov a vladíkov, predvolať dal Nito bá<text:span text:style-name="T6">n</text:span> i svojho syna Tura do vieči (porady, snemu), a takto k nemu preho­voril:</text:p>
        <text:p text:style-name="P5">„Môj drahý Turko! môj milý jediný syn! Ľúbil som ťa a vyopatroval som ťa, ako svedčí sa na ver­ného otca, ktorý svoje dieťa úprimne miluje. Vy­choval som ťa tak, aby si sa užitočným stať mohol vlasti a národu; no, d<text:span text:style-name="T6">ľ</text:span>a mojej mienky, potrebuješ k tomu všetkému ešte i väčších zkúseností, nežli jich máš dosia<text:span text:style-name="T6">ľ</text:span>, aby si mohol byť národu tým, čím bych ťa ja rád videl. Znáš moje državie; nie je ono príliš bohaté, znáš moje tri hrady, niet v nich zlata, ani daromných zbytkov sveta; no, ja predsa, z vôle bohov sp<text:span text:style-name="T6">a</text:span>sy, blažene žijem a môj <text:span text:style-name="T6">ľ</text:span>ud je spokojný, lebo i ja zkúsil som sveta v mojom mladom veku, a tuhý zápas som viedol s neresťami a biedami černobohov, ktoré tak prečasto vychovávajú veľkých a šľachetných mužov. Nasledovne, je to moja snažná žiadosť, aby si ty — a síce nie so skvostným po­hodlím panského rozmazlenca, ani nie ako náš knia<text:span text:style-name="T6">h</text:span>ovič, lež iba ako skromný občan, obdarený na púť zdravým telom a zdravým rozumom, dobrým vtipom a mohutným ramenom, tiež sa vybral z otcovského hradu na diaľnu cestu, zkúsiť kus sveta a jeho ľudí, potom po troch rokoch, obohatený mnohými známosťami a zkúsenosťami, navrátil sa domov, aby si to, čo si sa vo svete dobrého a pekného naučil, ča<text:span text:style-name="T6">s</text:span>om i pre vlastnú krajinu a <text:soft-page-break/>národ, ako budúci kniaho a bán zuzitkovať mohol. To hľa môj náhľad a moja žiadosť; otázka je teraz, čo na to ty, môj synu? čo naša vieča? a čo bohovia sp<text:span text:style-name="T6">a</text:span>sy? Teda rozmysli si vec a potom odpovedaj!“</text:p>
        <text:p text:style-name="P5">No, kniahovič Tur nerozmýšľal dlho a, prudko zarumeniac sa studom mládeneckosti, čo najmožnejšie smele odpovedať usiloval sa: „Víťazoslávny knieža a b<text:span text:style-name="T6">á</text:span>ne, môj milý otče, a ctená viečo! s usku­točnením vašej ži<text:span text:style-name="T6">a</text:span>dosti zároveň oskutočnená bude je<text:span text:style-name="T6">d</text:span>na z mojich najvrelších túžob, a preto ja s naj­väčšou radosťou podvoľujem sa nastúpeni<text:span text:style-name="T6">u</text:span> toho, u nás od dávna povšechne obvyklého trojročného cesto­vania.“</text:p>
        <text:p text:style-name="P5">„Takúto odvetu — prejal slovo starý Nito bán — som od môjho syna očakával; no my dvaja ešte vec nerozhodujeme; vyslovte sa o nej i vy, ctení boženíci a <text:span text:style-name="T6">v</text:span>lad<text:span text:style-name="T6">í</text:span>č<text:span text:style-name="T6">i</text:span>.“</text:p>
        <text:p text:style-name="P5">I povstal jede<text:span text:style-name="T6">n</text:span> zo starešiny a riekol, že poneváč to drievna obyčaj tak mať žiada, aby synovia bánov a kniahov napred zkúsili sveta, a teprv potom prejíma<text:span text:style-name="T6">li</text:span> barlu vlády a prestol panovníckej dôstoj­nosti: on schvaľuje i spravedlivú žiadosť kn<text:span text:style-name="T6">i</text:span>aha i po­chvalnú odhodlanosť kniahoviča a želá k tej púti mnoho šťastia a nebies požehnania.</text:p>
        <text:p text:style-name="P5">„Tak je!“ jednosvorne ozvali sa ostatní členovia vieče.</text:p>
        <text:p text:style-name="P5">„Tri mienky shodujú sa teda: moja, jeho a vaša; otázka teraz: čo povie tá najvážnejšia, totiž rada bohov sp<text:span text:style-name="T6">a</text:span>sy? a preto, ctení boženíci, vedári, divá<text:span text:style-name="T6">ri</text:span> a všetci, skrúšene modlime sa, spievajme a prosme dobrých belb<text:span text:style-name="T6">o</text:span>hov, aby dali nám spasonosné znamenie svojej svätej vôle. Páni, do bohyšť<text:span text:style-name="T6">a</text:span>!“</text:p>
        <text:p text:style-name="P5">Vstal Nito bán z kresla a za ním všetci bože­níci a vladíci, potom <text:soft-page-break/>dlhými chodbami hradu poberali sa, traja a traja idúc, do bieleho chrámu, ktorý stál nad hlavnou bránou zámku Nit-hory.</text:p>
        <text:p text:style-name="P5">Bohyšte bolo štvorhranné, majúce jedny dvere a tri okná. Pri vchode u okna na pravo stála stará kamenná socha Svorboha, proti nej u <text:span text:style-name="T6">ľ</text:span>avého okna drevená modla „maty“ Zelibohby, a oproti dverám u stredného okna mohutná bronzová socha veľboha S<text:span text:style-name="T6">v</text:span>ativíta.</text:p>
        <text:p text:style-name="P4"><text:span text:style-name="T2">Socha Svorboha predstavovala starého dedka, s dlhou bielou bradou, v jasno-modrom plášti; v pra­vici držal sln</text:span><text:span text:style-name="T3">c</text:span><text:span text:style-name="T2">e, v lavici mesiac, a plášť posiaty mal hviezdami. Modla Zelibohby čili Svor-maty, manželky Svurboha, bola tiež čistá pekná starena; stála na velikom žabacom korýtku; na pravom ramene mala nemluv</text:span><text:span text:style-name="T3">ň</text:span><text:span text:style-name="T2">a, v hrsti čašu s mliekom; u nôh povrhnutá, mažiaru podo</text:span><text:span text:style-name="T3">b</text:span><text:span text:style-name="T2">ná nádoba, z ktorej sypalo sa zbožie. Socha Svativíta predstavovala obrovskú, jarú turú postavu, so štyrmi celkom holými h</text:span><text:span text:style-name="T3">l</text:span><text:span text:style-name="T2">avami, hladiacimi v štyri strany sveta; v prav</text:span><text:span text:style-name="T3">ici</text:span><text:span text:style-name="T2"> mal „božiu čaš</text:span><text:span text:style-name="T3">u“</text:span><text:span text:style-name="T2">, v lavici bielu zástavu, na nej slnce s dvanásti hvie­zdami, a na vŕšku žrdi stál zlatý orol.</text:span></text:p>
        <text:p text:style-name="P6">V prostriedku bohyšťa, medzi troma modlami, stálo malé žertvište, k žertvo<text:span text:style-name="T7">v</text:span>aniu bylín alebo semien; u nôh každej sochy nachodil sa malý bukový stolíček. Na stolíku Tata Svorboha ležala stará kniha zákonov, na stolíku Svativíta drievna kniha vedy, jejžto drevené listy poryté boly svätými čiarvami (literami), a na stolíku Zelibohby ležaly hadule, t. j. 40 k veš<text:span text:style-name="T7">ť</text:span>bám upotrebovaných, na plochej bielej strane tiež rytými čiarami posiatych dreviec, a iné prístroje k vyzvedaniu svätej vôle bohov spásy.</text:p>
        <text:p text:style-name="P5">Ke<text:span text:style-name="T7">ď</text:span> sprievod vieče (snemu) širokým chodbiš<text:span text:style-name="T7">ť</text:span>om dorazil pred priestranný vchod bohyšťa, jeden z boženíkov otvoril dvere a kniaho s dvoma vedármi, dvoma <text:span text:style-name="T7">di</text:span>v<text:span text:style-name="T7">á</text:span>rmi a dvoma veš<text:span text:style-name="T7">ť</text:span>cami vstúpil <text:soft-page-break/>do chrámu, potom opät zatvorily sa dvere. Ostatná starešina postavila sa v polkruhu okolo vchodu a tíško modlila sa. Naraz ozval <text:span text:style-name="T7">s</text:span>a z nútra nábožný spev, sprevádzaný dumn<text:span text:style-name="T7">ý</text:span>m hlasom gájd, a hne<text:span text:style-name="T7">ď</text:span> na to obe krýdla širokých dvier do korán otvorily sa; u sochy Svativíta pokorne stál kniaho Nit, odiaty v biele rúcho naj­vyššieho čiarvo-vedca, a okolo žertvišťa, na ňomž malá vatra horela, stálo šesť boženíkov, spievajúcich a kúštičky blenu prikladajúcich na vatru.</text:p>
        <text:p text:style-name="P5">Ke<text:span text:style-name="T7">ď</text:span> dokonané boly prípravné obrady, pristúpili šiesti boženíci k stolíku Zelibohby a najstarší z nich, vez<text:span text:style-name="T7">m</text:span>úc z kopy dreviec štyri hadule medzi dve dlane, pri skrúšenej modlitbe jich za chvíľu mrvil a ko­nečne vrhnu<text:span text:style-name="T7">l</text:span> na stolík. — Nastalo hlboké ticho, bo s napnutím očakávané bolo sväté znamenie božej vôle. Boženíci užšie obstúpili stolík, na ktorom ležaly vrhnuté hadule, a skúmavým zrakom prizerali sa polohe dreviec a čiaram na jejich bielej plochej strane vyrytým.</text:p>
        <text:p text:style-name="P5">No toto trapné napnutie dosť skoro ustúpilo všeobecnej radosti a plesaniu, lebo tri hadule obrá­tené boly na stolíku hore značky, na jichžto bielej hladine červeňaly sa spasosľubné čiary Svativíta, Rad<text:span text:style-name="T7">h</text:span>osťa a Lady, a iba jedna hadula ležala dolu znaky, ukazujúc veštcom svoj okrúhly tmavý chrbát a skrývajúc jejich očiam bielu hladinu plochej strany, na nejžto vyryté <text:span text:style-name="T7">č</text:span>iary znamenaly nepochybné víťaz­stvo planej Moreny</text:p>
        <text:p text:style-name="P5">Výrok veštcov, sostavený dľa položenia hadúľ, znel doslovne takto:</text:p>
        <text:p text:style-name="P12">„Sveta ísť zkúsiť Turovi je dobre; lstivá Mo­rena čihá síce, ale Svativít je mocný, Radhosť dobrý a Lada ľúbezná; oni pripravia mu <text:soft-page-break/>šťastlivý návrat.“</text:p>
        <text:p text:style-name="P15">Zaplesal Nito bán i starešina, keď tento výrok veštcov vyhlásený bol v bohyšti, lebo zpráva, že po­</text:p>
        <text:p text:style-name="P3">svätné hadule zveftujú Turovi priazeň belbohov a šťastlivú púť, všetky duše naplnila v<text:span text:style-name="T7">e</text:span>ľk<text:span text:style-name="T7">o</text:span>u radosťou; na čo Nito bán, čo najvyšší kniaho a čiarvovedca, roztvoriac knihu vedy tri razy, d<text:span text:style-name="T7">ľ</text:span>a drievneho zvyku vyčítal z nej pre Tura nasledujúce tri naučenia: „Nové cesty plané; opatrný jich len vtedy volí, keď na starých nieto lávky, mostu.“</text:p>
        <text:p text:style-name="P5">„Múdry človek nehľadá silu a moc, kde miesto nich môže mať lásku.“</text:p>
        <text:p text:style-name="P5">„Keď boženík hlása pobožnosť a pravdu, dobrý človek zastane a počúva ho.“</text:p>
        <text:p text:style-name="P5">„Nuž, synu môj, — vravel Nito bán, zavrúc knihu vedy po prečítaní týchto riadkov, — aj, h<text:span text:style-name="T7">ľ</text:span>a, to ti bohami spásy na cestu dané tri naučenia; buďže na tvojej púti pamätlivým na ne, a buď istý, že dokým jich verne zachovávať budeš, priazeň belbohov vždy bude po tvojej strane. Dajže to mocný Svativíte!“</text:p>
        <text:p text:style-name="P5">Dajže to Svativíte!“ jednohlasne volali boženíci, potom, vrhnuvše opät blenu do vatry, voľným krokom krúťac sa okolo nej, aby on uslyšal jejich prosby, k jeho úcte skrúšene spievali:</text:p>
        <text:p text:style-name="P3"/>
        <text:p text:style-name="P14">Sláva, sláva Svativítu,</text:p>
        <text:p text:style-name="P3">Nekonečná sláva jemu,</text:p>
        <text:p text:style-name="P3">Otcu svetla, pánu slnca,</text:p>
        <text:p text:style-name="P3">Víťazovi mohutnému.</text:p>
        <text:p text:style-name="P3">On nám polia zúrodňuje,</text:p>
        <text:p text:style-name="P3"><text:soft-page-break/>On nás verne obraňuje;</text:p>
        <text:p text:style-name="P3">Nekonečná sláva jemu —</text:p>
        <text:p text:style-name="P3">Večná sláva Svativítu!</text:p>
        <text:p text:style-name="P3"/>
        <text:p text:style-name="P14">Sláva, sláva Svativítu,</text:p>
        <text:p text:style-name="P3">Všetkých pánov ve<text:span text:style-name="T7">ľ</text:span>pánovi,</text:p>
        <text:p text:style-name="P3">Zeme, neba všetvorcovi,</text:p>
        <text:p text:style-name="P3">Ďasov, Besov víťazovi.</text:p>
        <text:p text:style-name="P16">On svoj milý <text:span text:style-name="T7">ľ</text:span>ud si bráni,</text:p>
        <text:p text:style-name="P3">Nepriateľov od nich stráni;</text:p>
        <text:p text:style-name="P3">Sláva, sláva veľpánovi,</text:p>
        <text:p text:style-name="P3">Večná sláva Svativítu!</text:p>
        <text:p text:style-name="P3"/>
        <text:p text:style-name="P14">Sláva, sláva Svativítu,</text:p>
        <text:p text:style-name="P3">Svietistému sveta svitu,</text:p>
        <text:p text:style-name="P3">Bohu svetla, pravdy, práva,</text:p>
        <text:p text:style-name="P3">Čo svoj milý ľud zastáva,</text:p>
        <text:p text:style-name="P3">Bohu veštby, bohu vedy,</text:p>
        <text:p text:style-name="P3">Bohu lásky a úrody;</text:p>
        <text:p text:style-name="P3">Sláva bohov veľbohovi,</text:p>
        <text:p text:style-name="P3">Večná sláva Svativítu! —</text:p>
        <text:p text:style-name="P5"/>
        <text:p text:style-name="P17">Na náhradí zámku ale u žertvišta bielej sochy Radhosťa, belboha pútnikov a pohostinstva, vykoná­vali žretci svuje obrady pri žehaní mu zápa<text:span text:style-name="T7">ľ</text:span>nej obeti, aby šťastlivou bola cesta mladého kniahoviča Tura.</text:p>
        <text:p text:style-name="P5">Druhý deň nato bol dňom príprav a tretí deň dňom trapného <text:soft-page-break/>lúčenia — a odchodu.</text:p>
        <text:p text:style-name="P5">Kniaho Nit, vrele obejmúc a ešte raz pobozkajúc svojho milého syna, s požehnaním dobrého otca pre­pustil ho na diaľnu cestu, na nejžto sprevádzaly ho pobožné otcovské modlitby. I jedna bolastná slza sperlila sa bola v oku starého otca Nit bána, no utlumil ju kniaho, lebo v tých časoch nebárs vídavané boly slzy v očiach bohatýrov; kniahovič Tur ale vyplakal sa do dobrej vôle, lebo mlados<text:span text:style-name="T7">ť</text:span> i vtedy mávala rovné právo k radosti i k žalosti.</text:p>
        <text:p text:style-name="P5">Keď mladý k<text:span text:style-name="T7">ni</text:span>ahovič opustil otcovský zámok na Nit-hore, obrátil sa na severo-východ, a mostom prejdúc cez rieku, rezko klsal hore malebnou doli­nou, po <text:span text:style-name="T7">ľ</text:span>avej strane rieky.</text:p>
        <text:p text:style-name="P5">Kým viedla ho jeho puť vidiekami otcovho bánstva, cítil sa veľmi dobre; no kus clivo počalo mu byť, ke<text:span text:style-name="T7">ď</text:span> na štvrtý deň prekročil hranice Nitovho kniežatstva; vidiac medzitým, že i tu býva zas len ten istý slovenský, dobrý a pohostinný národ: bol dobrej vôle a <text:span text:style-name="T7">ľ</text:span>avým brehom rieky poberal sa <text:span text:style-name="T7">ď</text:span>alej. Pomaly ale stal sa z rieky potok, z potoka bystrica, a o krátky čas i z bystrice len jar<text:span text:style-name="T7">č</text:span>ok; ba v šiesty deň svojho voľného putovania došiel i ku studienke, z ktorej ten jarčok vytekal. Boly tu veliké hory a lesy, milé to sídloviská černobohov, a chodníčok cez h<text:span text:style-name="T7">o</text:span>ry úzky, tak že miestami ledvy predral sa ním Turo na svo<text:span text:style-name="T7">jo</text:span>m vrankovi.</text:p>
        <text:p text:style-name="P5">Pri studienke si odpočinul; občerstvil koňa pa­šou, sebe syrom a chlebom a chladným nápojom, po­tom hútal a rozhutoval, čo robi<text:span text:style-name="T7">ť</text:span>, kam kroky zamerit? A jako tak myslí a rozmýšľa mysľou, tu naraz vyletí neďaleko neho z kriaku divý holub, ktorý, urobiac letmo tri veľké kolá ponad Turom, obrátil sa na východ. Toto považoval Tur za znak bohov spásy, a preto rezko soberúc sa, bral sa smerom, <text:soft-page-break/>ktorý mu sivý holub bol ukázal.</text:p>
        <text:p text:style-name="P5">Asi za hodinu kráčal náš pútnik proti strmej hore, až dostal sa konečne na temeno vrchu, z jehožto plešivej výšavy rozvinul sa pred zrakmi Tura utešený výhľad.</text:p>
        <text:p text:style-name="P5"><text:span text:style-name="T7">B</text:span>ola t<text:span text:style-name="T7">o</text:span> hlboká, okrúhla dolina, obohnatá zôkol-vôkol strážnymi vrchami a ho<text:span text:style-name="T7">ľ</text:span>ami, na jejichžto troch nižších ko<text:span text:style-name="T7">nčia</text:span>roch, akoby vo trojhrane, stály tri mo­hutné hrady, a v prostriedku tejto roztomilej kra­jinky kolembalo sa dlhé Biele jazero, ktoré na severe podmývalo ozrutné opachy Tatier.</text:p>
        <text:p text:style-name="P5">Mladý Tur, aby sa v tomto krásnom výh<text:span text:style-name="T7">ľ</text:span>ade lepšie nakocha<text:span text:style-name="T7">ť</text:span> mohol, pustil koníka na pašu, sám ale, vydriapuc sa na balvan vysokej skaly, dôstoj­nému to sedalisku belbohov, s pocitom akéhosi bla­ženého tušenia zahľadel sa do milých krás nezná­meho vidieku. Už klonilo sa slnce k západu, keď prebudil sa Tur zo sladkých myšlienok, potom rýchle pojmúc koňa, pešky kráčal dolu strmým vrchom, do tichej dedinky, ktorú so skaly zhliadnul bol u päty vrchov, v hlbokej doline.</text:p>
        <text:p text:style-name="P5">Práve zapadlo už slnce, keď dorazil Tur do tichej dedinôčky; pri vkročení do nej nerozmýšľal sa mnoho, zatočil do prvého dvora, kde chudobným ro<text:span text:style-name="T7">ľ</text:span>n<text:span text:style-name="T7">í</text:span>kom dľa najlepšej možnosti pohostinne prijatý bol. Ostatne Tur ani neveľa dbal na pohostinstvo, on tešil sa len tomu, že tu bol zas medzi svojím náro<text:span text:style-name="T7">d</text:span>om, ctiteľom bohov spásy.</text:p>
        <text:p text:style-name="P5">„Hohó! mladý pánko, — riekol mu starý gazda, keď Tur nad touto okolnosťou prejavil bol svoju velikú radosť, — toho sa nebojte, že by ste tak skoro medzi cudzí národ prišli; nás Slov<text:span text:style-name="T7">é</text:span>nov je ako na nebi hviezd, ako v mori piesku. Povedzte mi, koľko dní tomu, čo ste z domu vyšli?“</text:p>
        <text:p text:style-name="P21"><text:soft-page-break/>„Dnes šies<text:span text:style-name="T7">t</text:span>y deň; len že som si voľne išiel, a kde tu, kde sa mi páčilo, sa i trochu pobavil; lebo veď mi, reku, nie náhlo; za tri roky mám dosť času.“</text:p>
        <text:p text:style-name="P18">„No, m<text:span text:style-name="T7">l</text:span>ad<text:span text:style-name="T7">ý</text:span> pá<text:span text:style-name="T7">n</text:span>k<text:span text:style-name="T7">o</text:span>, a ja vám hovorím, že keby na pr. tento náš Bielijazerský vidiek, ako to vedbári tvrdia, skutočne bol prostriedkom nášho slo­venského národa, môžete ís<text:span text:style-name="T7">ť</text:span> z tadiaľto tristo dní, a to nie v jed<text:span text:style-name="T7">n</text:span>u, <text:span text:style-name="T7">lež</text:span> vo štyri sveta strany: a e<text:span text:style-name="T7">š</text:span>te voždy budete medzi rodinou, čo ctí našich bohov spásy a hovorí aj jejich reč.“</text:p>
        <text:p text:style-name="P5">„A ktože bánom Bielijazeria?“</text:p>
        <text:p text:style-name="P5">„Bánom a kniahom Bielijazerského državia je Maran. Tri zámky, ktoré videli ste s vrchu, sú jeho majetkom. Maran bán je slávny lovec, ktorému sotvy bude páru na svete.“</text:p>
        <text:p text:style-name="P5">Na druhý deň, úctiv<text:span text:style-name="T7">e</text:span> poďakujúc sa Tur svojmu gazdovi za pohostinné prijatie, poberal sa ďalej; zprvu držal sa k juhu, potom k východu, až konečne prišiel k rieke, ktorá tento pekný vidiek ešte väčšmi krášlila, a dolu nižšie, na severu, do Bieleho jazera vtekala.</text:p>
        <text:p text:style-name="P5">Tur pustil sa ľavým brehom rieky k severu na dol, až k<text:span text:style-name="T7">o</text:span>ne<text:span text:style-name="T7">č</text:span>ne prišiel i ku jej vtoku do jazera. — Tu sosadnul s koňa, pustil ho na pašu, a on sadnul n<text:span text:style-name="T7">a</text:span> starý klát, čo <text:span text:style-name="T7">č</text:span>umel u brehu jazera z bieleho homoku, aby si vraj ešte raz rozmyslel, v ktorú stranu obrátiť sa z tadiaľto.</text:p>
        <text:p text:style-name="P5">Vidiek sa mu ve<text:span text:style-name="T7">ľ</text:span>mi páčil; no bol on i vskutku utešený, a tie tri mocné a pekné hrady ešte značne veľatily jeho krásu; prvý z nich stál na východe, a b<text:span text:style-name="T7">o</text:span>l — ako mu minulý večer bol gazda rozprával — zo všetkých najstarším, na ktorom nachodil sa, vraj, drievnymi pradedami Maran bána skvostne vybudo­vaný chrám belbohyne Slávy, a v ňom i jej velikolepá modla z rydzieho zlata; od tejto <text:soft-page-break/>slávnej sochy, ako gazda ujis<text:span text:style-name="T7">ť</text:span>oval, dostal meno i sám zámok, „S<text:span text:style-name="T7">l</text:span>avinou“ nazývaný. Druhý hrad stál na juhu; bol menej pevný, ale chýrečný svojím pekným chrámom dobrej „maty“ Zelibohby, ktorú pozdní potomci Zl<text:span text:style-name="T7">a</text:span>tibabou nazvali. Tretí hrad, zo všetkých najmocnejší, stál na západnej strane Bielijazeria; v tomto zámku, ako pohostinský ro<text:span text:style-name="T7">ľ</text:span>ník Turovi rozprával, za drievnych časov bol pekný chrám mocného belboha pastierov Veles-Tura, po ňomž vraj i sám zámok Turihradom nazývaný, svoje meno zdedil; no predkovia Maran bána vraj, ke<text:span text:style-name="T7">ď</text:span> budovali na Slavine chrám belbohyni Sláve, do chrámu Veles-Tura na Turihrade, na miesto sochy Veles-Tura postavili modlu manžela belbohyne Slávy, obrovskú to sochu svätého a bieleho Víta, pod<text:span text:style-name="T7">ľa</text:span> ktorej potom Turihrad často prezývaný bol i Bielihradom, ktorého mena zámkov vtedy veliký počet bol na území pobožného Slavian-národa.</text:p>
        <text:p text:style-name="P5">Kniahovič Tur, obdivujúc za čas krásu vidieka a prírody, po dlhšej dobe, akoby presýtenos<text:span text:style-name="T7">ť</text:span>ou zna­vený, sklopil hlavu a načúval sladkému šumeniu v<text:span text:style-name="T7">ĺ</text:span>n Bielijazera, ktoré krásne víly rozkolembaly svojimi rozkošnými ihrami, a v tejto tichej zadumenosti so svojou valaškou ihrajúc sa, čiaral v bielom homoku, a ani nemysliac, čo robí, načiaral ňou v piesku slová: „Kto druhému peklo žiada, sám doňho upadá.“</text:p>
        <text:p text:style-name="P5">Po chvíli prebudiac sa Tur z hlbokých myšlie­nok vstal a umienil si ta ísť na biely Turihrad, na ktorom sídlil mohutný Maran bán, kniaho krásneho Bieli-jazerského dŕžavia. Sadnul teda na koňa a <text:span text:style-name="T7">ľ</text:span>avý<text:span text:style-name="T7">m</text:span> brehom jazera poberal sa ďalej.</text:p>
        <text:p text:style-name="P5">No sotvy šiel sto krokov, tu naraz počuje za sebou dupot kopýt, a obzrúc sa, vidí skvostne odiateho, staršieho už, ale ešte vždy <text:soft-page-break/>mohutného rytiera na vranom koni, ktorý zrejme za ním pádi. Bol to sám kniaho Bieli-jazerského dŕžavia, Maran bán, ktorý, idúc tiež chodníkom popri jazere, zbadal bol slová Turom do piesku načiarané, a ve<text:span text:style-name="T7">ľm</text:span>i čudoval sa nad správnosťou písma a nad krásou jeho čiarv (litier), lebo i sám, ako kniaho dŕžavia, bol dosť s<text:span text:style-name="T7">b</text:span>eh<text:span text:style-name="T7">l</text:span>ým čiarvo-vedcom.</text:p>
        <text:p text:style-name="P5">„<text:span text:style-name="T7">Č</text:span>i si to ty — pýtal sa Tura, — čo tú poslovicu tam do piesku načiaral?“</text:p>
        <text:p text:style-name="P5">„Áno, ja som to, báne,“ smele a zdvoril<text:span text:style-name="T7">e</text:span> od­vetil Tur.</text:p>
        <text:p text:style-name="P21">„Ach, prosím ťa, dobrý človeče, urob mi to k vôli, napíš ešte dačo; ja bych ťa rád píšuceho videť.“</text:p>
        <text:p text:style-name="P18">„Veľmi vďačne,“ povedal Tur a, skočiac s koňa, práve tak správne a pekne, ako predtým, napísal do piesku nasledujúce slová: „Najspo<text:span text:style-name="T7">ľ</text:span>ahli<text:span text:style-name="T7">v</text:span>ejším kaha­nom človeka je rozum.“</text:p>
        <text:p text:style-name="P5">Bánovi Bielijazeria sa to ve<text:span text:style-name="T7">ľ</text:span>mi páčilo. „A kam putuješ?“ pýtal sa po chvíli Tura.</text:p>
        <text:p text:style-name="P5">„Idem sveta zkúsiť — vetil Tur, — bo tak to chce mať môj dobrý otec.“</text:p>
        <text:p text:style-name="P5">„Prst boží doviedol ťa ku mne! — zvolal Maran bán. — Od dávna hľadám takého múdreho a zruč­ného muža, ako si ty, ktorý by moju domácnosť a moje statky spravoval, abych sa ja častejšie lovom baviť mohol. Nuž či chceš vstúpiť do mojej služby?“</text:p>
        <text:p text:style-name="P5">Tur rozmýšľal.</text:p>
        <text:p text:style-name="P5">„Dostaneš za to takú odmenu, akú si sám žiadať budeš.“</text:p>
        <text:p text:style-name="P5">„Dobre, — riekol konečne Tur, — jestli my­slíte, že ma s úspechom potrebovať môžte, vstúpim do vašej služby.“</text:p>
        <text:p text:style-name="P5">„A čo za plácu žiadaš?“</text:p>
        <text:p text:style-name="P5"><text:soft-page-break/>„Plácu žiadam takú, akej ma rozšafní, múdri a spravedliví ľudia za hodného uznajú.“</text:p>
        <text:p text:style-name="P5">„Dobre; vidím, že si svedomec, lebo nepočul som dosia<text:span text:style-name="T8">ľ</text:span> ešte správnejšej smluvy, ako je táto.“</text:p>
        <text:p text:style-name="P5">A s tým, bodnúc koňa, dal Turovi znamenie, aby šiel za ním. Tur, rýchle vyšvihnúc sa na koňa, pádil za Maranom. Ked prišli k jednomu vŕšku, pod kto­rým kolembalo sa jazero, zatočili sa v pravo, a briežkami a dolinami jaz<text:span text:style-name="T8">di</text:span>ac, asi o hodinu dorazili do úzkej doliny, nad ktorou na vysokom brale čumel mohutný Turihrad. — Prijdúc do zámku, ustanovil Maran bán mladého Tura za správcu svojej domác­nosti a svojich statkov, vymenujúc ho za svojho huľašníka a krčiašnika, t. j. úradníka, jehož povinnosťou je nielen statky spravovať, ale pečovať aj o potrebný pokrm a nápoj pri bánsk<text:span text:style-name="T8">o</text:span>m dvore.</text:p>
        <text:p text:style-name="P5">Statočný a múdry Tur, ako takýto úradník u Ma­ran bána, veľmi rozšafn<text:span text:style-name="T8">e</text:span> konal svoje povinnosti, a všetkým nárokom svojho pána tak svedomite zodpo­vedal, že tento bol s ním úplne spokojný; ba i všetci ľudia, s ktorými prívetivý a spravedlivý Tur do styku prišiel, si ho vážili, vysoko ctili a ho úprimne milovali.</text:p>
        <text:p text:style-name="P5">Maran bán ale, vzdor všetkému tomu, mal ešte akési tajomstvo pred svojím verným Turom.</text:p>
        <text:p text:style-name="P5">Na západnej strane bieleho zámku stála vysoká veža, do ktorej, okrem samého Maran bána, žiadna živá duša vkročiť nesmela. Z tejto veže počuť bolo v tichých nociach kúzelné znenie lútny a niekedy aj prenikavý ženský spev; niekedy zas bô<text:span text:style-name="T8">ľ</text:span>ne vzdychy, ako by nočný vetor šumel v škárach opustených hradieb.</text:p>
        <text:p text:style-name="P5">Kto to tam spieval, kto to tam vzdychal: to nikto nevedel, lebo do <text:soft-page-break/>tej veže nikto prístupu nemal. Služobníctvo len to<text:span text:style-name="T8">ľ</text:span>ko znalo, že asi pred piatimi rokami raz zavčas rána navrátil sa Maran bán s početným komonstvom z dlhšej cesty domov, a že s týmže sprievodom dovedený bol i jeden zakuklenec, ktorému sám Maran bán pomáhal s koňa, sám za­viedol bo do nútra, a nikto ho viac odísť nevidel z hradu; ale Maran bán každý večer navštevoval domnelého zajatca a sám donášal mu každý večer pokrm a nápoj na celý nasledujúci deň. Ke<text:span text:style-name="T8">ď</text:span> ale raz — asi o pol roka po osudnej noci — zavznel z veže úpenlivý spev, poznalo v ňom služobníctvo ženský hlas a iba tušilo, že to nejaká, násilným únosom sem dodaná krásavica, ktorú Maran bán, pre jej spuru, tresce dl<text:span text:style-name="T8">h</text:span>ým väzením.</text:p>
        <text:p text:style-name="P5">Obozretný Tur, ačp<text:span text:style-name="T8">r</text:span>áve toto všetko od služobníctva podrobne dopočul, predsa nikdy nepokúsil sa odhaliť rúšku bánovho tajomstva a vtierať sa mu do týchto jeho rodinných záležitostí. A to hl<text:span text:style-name="T8">a</text:span>vne bolo to, čím si časom získal neohraničenú Maranovu dôveru.</text:p>
        <text:p text:style-name="P5">Ked takto prvý rok prešiel, svolal Maran bán svojich vladíkov a boženíkov vedárov, a vyzval jich, aby svedomite určili odmenu, ktorú si múdry Tur za svoje v<text:span text:style-name="T8">e</text:span>rné jednoročné služby od bána zaslúžil. Štyria vedári a traja vladíci vyslovili sa, že Tur za­slúži to<text:span text:style-name="T8">ľ</text:span>ko platu, koľko oni siedmi do roka majú; ale velikodušný b<text:span text:style-name="T8">á</text:span>n svojmu vernému úradníkovi ešte i tento veliký plat zdvojnásobil.</text:p>
        <text:p text:style-name="P5">Na počiatku druhého roku zavolal Maran bán raz Tura k sebe a povedal mu toto: „Viem, že si múdry človek, a viem že si mi verným sluhom; <text:span text:style-name="T8">n</text:span>o ja <text:span text:style-name="T8">ť</text:span>a za tvoju múdrosť povýšil i postavením i platom nad všetkých mojich sluhov, a tvoju vernosť odmeniť ti <text:span text:style-name="T8">h</text:span>odlám sverením <text:soft-page-break/>ti môjho najväčšieho tajomstva. Vieš, že ve<text:span text:style-name="T8">ľ</text:span>mi rád po<text:span text:style-name="T8">ľ</text:span>ujem, a pred<text:span text:style-name="T8">s</text:span>a nemôžem sa radostiam lovu oddať tak, ako byc<text:span text:style-name="T8">h</text:span> si to želal, bo každý večer musím sa vrátiť domov, abych obyvateľa „znejúcej veže“, ako ju ľud pomenoval, navštívil, po­tešil a potrebným pokrmom a nápojom opatril; vieš, že som nie zbabelcom, a predsa, keď súsedný bán plieni moje statky na hranici, trpím to pokojne, lebo nemožno sa mi na dlhší čas vzdialiť z domu pre môjho mileného zajatca, manželku to m<text:span text:style-name="T8">o</text:span>ju. No, vyzkús<text:span text:style-name="T8">i</text:span>I som tvoju vernosť, a teraz to už iste ináč bude. Tu máš ty jeden kľúč od osudnej veže, a keď ma doma nebude, ty opatri mi tam moju milú ženu.“</text:p>
        <text:p text:style-name="P5">A jako Maran bán povedal, tak bolo. Hneď na druhý deň vybra<text:span text:style-name="T8">l</text:span> sa bán na medvediu poľovku a vystal celé tri dni; a Tur, každý večer, naplniac košík potravou a krčahy medovcom a vodou, vyniesol jich hore na „znejúcu vežu“, a položil tam do vnútra<text:span text:style-name="T8">j</text:span>šieho, hrubými mrežami opatreného obloka, ktorý z chodbiš<text:span text:style-name="T8">ť</text:span>a do izby zajatej krásavice viedol. Železné dvere tejže izby ale pevne boly zamknuté a od týchto mu Maran bá<text:span text:style-name="T8">n</text:span> nebol sveril kľúče. <text:span text:style-name="T8">T</text:span>ura mrzelo to trochu, <text:span text:style-name="T8">ž</text:span>e pri ukazovaní tolikej dôvery k nemu, predsa ešte nepožíval u Maran bána úplnej dôvery. Avšak nakoľko len možno bolo, udusil v sebe tento trpký cit bôľa.</text:p>
        <text:p text:style-name="P5">Pri druhej-tretej návšteve vedel už Tur z úst nešťastnej ženy, že bán Bielijazeria pred piatimi rokmi násilne u<text:span text:style-name="T8">n</text:span>iesol švárnu šesťnás<text:span text:style-name="T8">ť</text:span>ročnú Libtu z hradu Hôravského bana Miliča, jehož jedinou dcérou a po­techou bola, a že ju tu uväznenú drží a drža<text:span text:style-name="T8">ť</text:span> bude, doký<text:span text:style-name="T8">m</text:span>koľvek krásna Libta ku sňatku s ňou zamýšľa­nému neprivolí; no ona, hovorila, že sto ráz radšej volí smrť, nežli Maran bána za <text:soft-page-break/>manžela.</text:p>
        <text:p text:style-name="P7">Tur srdečne ľutoval nešťastnú devu, a ačpráve by v duši veľmi rád prispel bol ku jej pomoci, predsa — viazaný smluvou a daným slovom — tak sa choval, ako svedčí sa na verného sluhu.</text:p>
        <text:p text:style-name="P5">Tak hľa minul i rok druhý.</text:p>
        <text:p text:style-name="P5">A vž<text:span text:style-name="T9">d</text:span>y viac a viac zrostala Turova sláva, jak pre jeho velikú múdrosť, tak pre jeho svedomitú spraved<text:span text:style-name="T9">li</text:span>vosť a šľachetnosť, a menovite preto, že voždy pamätal na sväté, bohami spásy mu z kniny vedy <text:span text:style-name="T9">d</text:span>a<text:span text:style-name="T9">n</text:span>é napomenutie, ktoré mu radilo nehľadať silu a moc tam, kde miesto nej lásku mať môže; no a túto veru všade v hojnej miere nac<text:span text:style-name="T9">h</text:span>odil, jak svo­jimi dobrými radami, tak ochotnou pomocou, pri <text:span text:style-name="T9">č</text:span>om mu veľmi vhod boly jeho neobyčajné vedomosti a jeho všeobecná zručnosť.</text:p>
        <text:p text:style-name="P5">Kniano Bielijazeria, Maran bán, st<text:span text:style-name="T9">á</text:span>l s<text:span text:style-name="T9">í</text:span>ce v chýre muža rozumného a spravedlivého, ale ke<text:span text:style-name="T9">ď</text:span> každý boží deň počúvať musel tie ustavičné chvály, ktoré so všetkých strán neprestajne sypaly sa na Tura, počalo ho to predsa trochu mrzeť, a jakási tajná závis<text:span text:style-name="T9">ť</text:span> ho znepokojovala; menovite ale, tak sa videlo, že on od sverenia svedomitému Turovi svojho tajomstva o „zne­júcej veži“, volajakýsi obrat v chovaní sa švárnej Libty očakával; no a v tomto ohľade nezbadal Maran bán naskrze žiadnej premeny, lebo Libta, ako dosia<text:span text:style-name="T9">ľ</text:span>, tak i teraz tvrdošijne vzpierala sa žiadosti Maran bána, stať sa jeho manželkou. — Toto všetko rozmrzelo Maran bána proti Turovi, a vznikla v ňom túžba, sprostiť sa ho čo skorej, a síce, možno-li, da­jakým, verného sluhu zahanbujúcim spôsobom. I naviedol teda raz úplatkom troch úradníkov, z nichžto jeden vystúpil s obžalobou, že je Tur v tajnom spo­jení s Hôravským Milič bánom, <text:soft-page-break/>starým to otcom uväznenej Libty, že zradu kuje proti Maran bánovi, a druhí dvaja ako svedkovia ztvrdiť mali tieto klamné udania tamtoho. No vtedy nesedela ešte, tak ako dnes, krivda za stolom, a pravda nežobrala, tak ako teraz, u dvier, lež svedomití boženíci belboha Pravena, d<text:span text:style-name="T9">ľ</text:span>a drievnych zákonov a dla svätých predpisov Knihy vedy, prisluhovali pravdu a spravedlivos<text:span text:style-name="T9">ť</text:span>. I Tur ochotne dostavil sa pred jich súd do sväto-hája Pra­vena, ktorý asi dobrú hodinu cesty od zámku na juh stál — neďaleko od toho miesta, kde sa Maran a Tur prvý raz stretli — na kopci medzi posvätnými lipami a bukami, brestami a dubami, a obratne pred­nesúc tam svoju obranu, pokojne očakával výrok spravediivych sudcov ludu. <text:span text:style-name="T9">N</text:span>o tento raz nebolo treba radiť sa boženíkom, ani „pravdovestného ohňa“, a<text:span text:style-name="T9">ni</text:span> „svätocudnej vody“, lebo sudcovia s úplným presvedčením vyslovili nad Turom výrok neviny, ná­sledkom čoho — samo sebou rozumie sa — lstivý žalobuík, spolu i s najatými svedkami, ešte v ten deň odvisnul tam na šibenici.</text:p>
        <text:p text:style-name="P5">Táto neočakávaná udalosť ešte väčšmi rozs<text:span text:style-name="T9">ŕ</text:span>dila Maran bána, tak že si pevne zaumienil, že Tura čo najskôr o život pripraviť musí.</text:p>
        <text:p text:style-name="P8">V krásnej úzkej doline, na západ za Turihradom, mal kráľ svoje pece, v ktorých mu jeho <text:span text:style-name="T9">ľ</text:span>udia práve vtedy vápno pálili. Na tretí deň ráno, po výroku boženíkov belboha Pravena, tašiel Maran bán ku vápenníkom a povedal jim:</text:p>
        <text:p text:style-name="P22"><text:span text:style-name="T2">„Počujte, dobrí ľudia, je u mňa vo službe istý cudzinec, ktorý by kniaha Hôravy, Miliča, rád urobiť pánom nášho Bielijazerského dŕžavia, aby ste sa vy všetci stali jeho poplatnými poddanými a sluhami, a mňa aby zajal a zavraždil. A to predsa všetci dobre viete, že vás ľúbim a že vám dobre chcem. Nuz či želáte si ratovať mne </text:span><text:soft-page-break/><text:span text:style-name="T2">život a sebe svobodu?“</text:span></text:p>
        <text:p text:style-name="P19"><text:span text:style-name="T2">„Želáme!“ zvolali vápenníci jednosvorne.</text:span></text:p>
        <text:p text:style-name="P5">„Nuž teda, jestli si to želáte, vrhnite toho vlastizradného oplana do vápennej pece, a všetci ratovaní budeme. Či to urobíte?“</text:p>
        <text:p text:style-name="P5">„Urobíme!“</text:p>
        <text:p text:style-name="P5">„Ale ako ho sem dostať?“ tázal sa najstarší z vápenníkov.</text:p>
        <text:p text:style-name="P5">„To je moja starosť! — odvetil Maran bán. — Ja teraz odídem ztadia<text:span text:style-name="T9">ľ</text:span>to touto novšou cestou, a prvého, kto po mne k vám tou istou cestou pri<text:span text:style-name="T9">j</text:span>de a vám dary donesie, lapte a vrhnite ho do pece. Pozdejšie potom i ja prijdem a udelím vám za to kráľovskej odmeny.“</text:p>
        <text:p text:style-name="P5">S tým zanechal Maran bán vápenník<text:span text:style-name="T9">o</text:span>v a tašiel na hrad, potom, zavolajúc k sebe Tura, takto k nemu prehovoril: „Môj milý nádvorníku! Tam dolu v do­line na západ, na konci tej novšej cesty, mám pri peci zamestknaných vápenníkov; ch<text:span text:style-name="T9">oďž</text:span>e k <text:span text:style-name="T9">ni</text:span>m, a tu máš, vyplať jim tu h<text:span text:style-name="T9">ľ</text:span>a tým zlatom, čo jim na celý týždeň prichodí; ba daj jim i viac, nežli pýtať budú, celkom dľa dobrej vôle tvojej, vždy veľkodušnej mysle a šľachetného srdca; a daj jim aj koláčov i medovca, koľko len žiadať budú, lebo zaslúža toho za svoju ťažkú prácu. Ch<text:span text:style-name="T9">oďž</text:span>e a ponáhľaj sa; touto novšou cestou tam najskorej prijdeš.“</text:p>
        <text:p text:style-name="P5">Tur mlčal a jakosi nedôverive pozrel bánovi do tvári. Čo z nej vyčítal, čo nie — ktože to vie? no isté je, že mu v tom okamihu na um prišly bohami spásy mu z knihy vedy dané sväté napomenutia. Medzitým sobral zlato, vzal karman s koláčami a krčah s medovcom a — tašiel, no nie novou cestou, lež tou starou, ako mu v naučení, bohami spásy mu da­nom, prikázané bolo. Zíduc zo <text:soft-page-break/>zámku dolu, tam v podhradí u cesty stál jeden osamelý domček, a pri domčeku stál starý <text:span text:style-name="T9">b</text:span>oženík, ktorý obyvateľom domku, starým i mladým, hlásal pravdu bohov z knihy vedy. Zastal teda i Tur a za dobrú chvíľu na<text:span text:style-name="T9">č</text:span>úval kúzel­ným slovám boženíka, z jehož výrečných úst milo prúdily sa hlasy večnej pravdy, múdrosti a zbožnosti.</text:p>
        <text:p text:style-name="P5">Maran bán medzitým myslel, že jeho nádvorník Tur už dávno na uhoľ zhorel vo vápennej peci; vy­bral sa teda k vápenníkom, že presvedčí sa o veci, ako zakončilo sa to s nenávideným Turom, a jako jim bol prislúbil, i h<text:span text:style-name="T9">o</text:span>dne darov vzal sebou k rozdaniu medzi vápenníkov. Avšak doraziac k peci, pri nejž práve akísi neznámi paholci zaneprázdnení boli, — lebo vápenníci po odbavených raňajkách ešte polihovali kde-kade v chládku pod stromami — a tíže paholci, nepoznavše bána, z naloženia vápenníkov, aby prvého, kto novou cestou k nim s darmi prijde, honili do pece: vrhli sa na Maran bána, odobrali mu dary, poviazali mu nohy a ruky, a vzdor jeho kriku, vzdor prosieb i hrozieb, hodili ho do horúcej pece, kde v okamihu biedne zahynul a už o chvíľu na uho<text:span text:style-name="T9">ľ</text:span> zhorel.</text:p>
        <text:p text:style-name="P5">O <text:span text:style-name="T9">n</text:span>ezave<text:span text:style-name="T9">ľ</text:span>a na to prišiel i Tur ku peci, a teraz ešte len z rečí vápenníkov vyrozumel, aké úklady mu Maran bánom pripravené boly. I tešil sa veľmi, že, pam<text:span text:style-name="T9">ä</text:span>tliv<text:span text:style-name="T9">ý</text:span> súc napomenutia bohami spásy mu z knihy vedy daného, šťastliv<text:span text:style-name="T9">e</text:span> vybrednul z hrozného nebezpečia.</text:p>
        <text:p text:style-name="P4"><text:span text:style-name="T2">Na to vrátil sa na zámok; prvé, čo urobil, bolo: vysvobodiť Libtu z jej dlhého väzenia a povedať jej, čo dávno hlboko cítil, ale dosia</text:span><text:span text:style-name="T4">ľ</text:span><text:span text:style-name="T2"> neprejavil, totiž, že ju vrele a úprimne miluje a želá si ju mať za svoju vernú a milú manželku. Švárna Libta s rados</text:span><text:span text:style-name="T4">ť</text:span><text:span text:style-name="T2">ou pri­volila k tomu, a keď na to do vieči povo</text:span><text:span text:style-name="T4">la</text:span><text:span text:style-name="T2">ní a shromaždení starešín</text:span><text:span text:style-name="T4">i,</text:span><text:span text:style-name="T2"> kmeti, </text:span><text:soft-page-break/><text:span text:style-name="T2">vladíci a b</text:span><text:span text:style-name="T4">o</text:span><text:span text:style-name="T2">ženíci, vyroz­umejúc z úst Tura a početných svedkov pravý stav v</text:span><text:span text:style-name="T4">e</text:span><text:span text:style-name="T2">ci, jednosvorne jeho vyvolili za svojho bána a kniaha; pri tej istej príležitosti slávená bola na Turihrade i veliká svadba krásnej Libty s mladým bánom Bielojazeria, ku nejžto dostavili sa i jejich otcovia, Nito bán z Nit-hory a Milič bán z Hôravy; i bola tam radosť veliká a plesanie všeobecné.</text:span></text:p>
        <text:p text:style-name="P5">Turo bán dlho a š<text:span text:style-name="T9">ť</text:span>astlive panoval, a po smrti svojho otca a svokra, sjednotiac pod svojou barlou bánstva <text:span text:style-name="T9">N</text:span>it-hory a Hôravy (ku tomuto patrilo vtedy aj horné Považie až po Strečno) hranice svojho dŕžavia zčiastky týmto dedi<text:span text:style-name="T9">č</text:span>tvom, zčiastky <text:span text:style-name="T9">d</text:span>ajednými šťast­livými výbojami, k nimžto vlastne <text:span text:style-name="T9">len</text:span> nepokojnými s<text:span text:style-name="T9">ú</text:span>sedmi donútený bol, značne rozšíril.</text:p>
        <text:p text:style-name="P5">Krásna Libta, boľastnými sedemročnými utrpeniami upomínaná na svoje turihradské neresti, nerada bý­vala na tomto zámku, a preto vystavil jej Turo bán nový hrad na hornom Považí, vo vidieku milom a krásnom, ktorý zámok zdedil meno po dobrej a milej Libte; ba neskoršie, keď podarilo sa Turo bánovi rozká<text:span text:style-name="T9">ľ</text:span>aním ozrutných skál na severu, pri velikán­skych vodopádoch rieky Váhu, vtedy Vlahy meno­vanej, spustiť vody a vysušiť velikú časť Bieleho jazera, vystavil na juhu ešte i veliké a pekné mesto, ktoré dľa svojho mena Turovom pomenoval.</text:p>
        <text:p text:style-name="P9">Turo bán nemal syna, iba jednu dcéru, Zorenu, jejžto srdce i ruka dostaly sa bánovi Zlatoňovi, ktorý po Turovi tiež asi tridsať rokov slávne kniahoval a bánoval nad Liptovom, Turihradom, Nit-horou i Hôravou; ale Turihrad, jehož neblahá pamiatka ešte svieže utkvetá bola v duši bánskej rodiny, stál vtedy zväčša opustený a len banským nádvorníkom obý­vaný; ba dobrý slovenský <text:span text:style-name="T9">ľ</text:span>ud, ktorý <text:soft-page-break/>zatracuje všelikú neprávosť a hurúcu sútrpnosť má s každým ukrivdeným, aby zvečnil pamiatku hrozných sedem­ročných utrpení krásnej Libty vo znejúcej veži, prestal biely zámok menovať Turihradom, lež pre­zýval ho jednoducho iba Znievom, ktoré meno mu potom aj navždy zostalo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Courier New" fo:font-size="12pt" fo:letter-spacing="normal" fo:language="sk" fo:country="none" style:font-name-asian="Courier New" style:font-size-asian="12pt" style:language-asian="sk" style:country-asian="none" style:font-name-complex="Courier New" style:font-size-complex="12pt" style:language-complex="sk" style:country-complex="none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Courier New" fo:font-family="'Courier New'" fo:font-size="12pt" fo:letter-spacing="normal" fo:language="sk" fo:country="none" style:font-name-asian="Courier New" style:font-family-asian="'Courier New'" style:font-size-asian="12pt" style:language-asian="sk" style:country-asian="none" style:font-name-complex="Courier New" style:font-family-complex="'Courier New'" style:font-size-complex="12pt" style:language-complex="sk" style:country-complex="none" style:text-scale="100%"/>
    </style:style>
    <style:style style:name="Hyperlink" style:family="text" style:parent-style-name="DefaultFontStyle">
      <style:text-properties fo:color="#000080" style:text-underline-style="solid" style:text-underline-width="auto" style:text-underline-color="font-color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2.411cm" fo:margin-bottom="0cm"/>
      </style:header-style>
      <style:footer-style>
        <style:header-footer-properties fo:min-height="2.54cm" fo:margin-left="0cm" fo:margin-right="0cm" fo:margin-top="2.54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initial-creator/>
    <meta:keyword/>
    <dc:date>2023-11-09T22:26:22.747000000</dc:date>
    <meta:editing-duration>PT4H11M30S</meta:editing-duration>
    <meta:editing-cycles>5</meta:editing-cycles>
    <meta:generator>LibreOffice/5.4.2.2$Windows_x86 LibreOffice_project/22b09f6418e8c2d508a9eaf86b2399209b0990f4</meta:generator>
    <meta:document-statistic meta:table-count="0" meta:image-count="0" meta:object-count="0" meta:page-count="21" meta:paragraph-count="117" meta:word-count="5030" meta:character-count="30470" meta:non-whitespace-character-count="25518"/>
  </office:meta>
</office:document-meta>
</file>